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lete min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857">
            <text:p>0.000026857</text:p>
          </table:table-cell>
          <table:table-cell office:value-type="float" office:value="0.00003056">
            <text:p>0.00003056</text:p>
          </table:table-cell>
          <table:table-cell office:value-type="float" office:value="0.000012238">
            <text:p>0.000012238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245982">
            <text:p>2.45982E-005</text:p>
          </table:table-cell>
          <table:table-cell table:formula="of:=AVERAGE(INDIRECT(CONCATENATE([.M$2];[.$G4];&quot;:&quot;;[.M$2];[.$H4])))" office:value-type="float" office:value="0.000027173">
            <text:p>0.000027173</text:p>
          </table:table-cell>
          <table:table-cell table:formula="of:=AVERAGE(INDIRECT(CONCATENATE([.N$2];[.$G4];&quot;:&quot;;[.N$2];[.$H4])))" office:value-type="float" office:value="0.0000110742">
            <text:p>1.10742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640578125">
            <text:p>6.40578125E-008</text:p>
          </table:table-cell>
          <table:table-cell table:formula="of:=[.M4]/[.P4]" office:value-type="float" office:value="0.0000000707630208333333">
            <text:p>7.07630208333333E-008</text:p>
          </table:table-cell>
          <table:table-cell table:formula="of:=[.N4]/[.Q4]" office:value-type="float" office:value="0.000000222365992362912">
            <text:p>2.22365992362912E-007</text:p>
          </table:table-cell>
          <table:table-cell/>
          <table:table-cell table:formula="of:=[.$N4]/[.L4]" office:value-type="float" office:value="0.45020367343952">
            <text:p>0.4502036734</text:p>
          </table:table-cell>
          <table:table-cell table:formula="of:=[.$N4]/[.M4]" office:value-type="float" office:value="0.407544253486917">
            <text:p>0.40754425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297">
            <text:p>0.000025297</text:p>
          </table:table-cell>
          <table:table-cell office:value-type="float" office:value="0.000027708">
            <text:p>0.000027708</text:p>
          </table:table-cell>
          <table:table-cell office:value-type="float" office:value="0.000011092">
            <text:p>0.00001109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485098">
            <text:p>4.85098E-005</text:p>
          </table:table-cell>
          <table:table-cell table:formula="of:=AVERAGE(INDIRECT(CONCATENATE([.M$2];[.$G5];&quot;:&quot;;[.M$2];[.$H5])))" office:value-type="float" office:value="0.0000548292">
            <text:p>5.48292E-005</text:p>
          </table:table-cell>
          <table:table-cell table:formula="of:=AVERAGE(INDIRECT(CONCATENATE([.N$2];[.$G5];&quot;:&quot;;[.N$2];[.$H5])))" office:value-type="float" office:value="0.000034767">
            <text:p>0.000034767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541404017857143">
            <text:p>5.41404017857143E-008</text:p>
          </table:table-cell>
          <table:table-cell table:formula="of:=[.M5]/[.P5]" office:value-type="float" office:value="0.0000000611933035714286">
            <text:p>6.11933035714286E-008</text:p>
          </table:table-cell>
          <table:table-cell office:value-type="string">
            <text:p><text:s/>on av</text:p>
          </table:table-cell>
          <table:table-cell/>
          <table:table-cell table:formula="of:=[.$N5]/[.L5]" office:value-type="float" office:value="0.716700542983067">
            <text:p>0.716700543</text:p>
          </table:table-cell>
          <table:table-cell table:formula="of:=[.$N5]/[.M5]" office:value-type="float" office:value="0.634096430369219">
            <text:p>0.634096430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4176">
            <text:p>0.000024176</text:p>
          </table:table-cell>
          <table:table-cell office:value-type="float" office:value="0.000026574">
            <text:p>0.000026574</text:p>
          </table:table-cell>
          <table:table-cell office:value-type="float" office:value="0.000010696">
            <text:p>0.000010696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079516">
            <text:p>0.0001079516</text:p>
          </table:table-cell>
          <table:table-cell table:formula="of:=AVERAGE(INDIRECT(CONCATENATE([.M$2];[.$G6];&quot;:&quot;;[.M$2];[.$H6])))" office:value-type="float" office:value="0.0001149696">
            <text:p>0.0001149696</text:p>
          </table:table-cell>
          <table:table-cell table:formula="of:=AVERAGE(INDIRECT(CONCATENATE([.N$2];[.$G6];&quot;:&quot;;[.N$2];[.$H6])))" office:value-type="float" office:value="0.0000682782">
            <text:p>6.82782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527107421875">
            <text:p>5.27107421875E-008</text:p>
          </table:table-cell>
          <table:table-cell table:formula="of:=[.M6]/[.P6]" office:value-type="float" office:value="0.0000000561375">
            <text:p>5.61375E-008</text:p>
          </table:table-cell>
          <table:table-cell table:formula="of:=[.N6]/[.Q6]" office:value-type="float" office:value="0.000000295332383917107">
            <text:p>2.95332383917107E-007</text:p>
          </table:table-cell>
          <table:table-cell/>
          <table:table-cell table:formula="of:=[.$N6]/[.L6]" office:value-type="float" office:value="0.632489004331571">
            <text:p>0.6324890043</text:p>
          </table:table-cell>
          <table:table-cell table:formula="of:=[.$N6]/[.M6]" office:value-type="float" office:value="0.593880469271877">
            <text:p>0.593880469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457">
            <text:p>0.000023457</text:p>
          </table:table-cell>
          <table:table-cell office:value-type="float" office:value="0.000025588">
            <text:p>0.000025588</text:p>
          </table:table-cell>
          <table:table-cell office:value-type="float" office:value="0.000010752">
            <text:p>0.00001075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1168">
            <text:p>0.00011168</text:p>
          </table:table-cell>
          <table:table-cell table:formula="of:=AVERAGE(INDIRECT(CONCATENATE([.M$2];[.$G7];&quot;:&quot;;[.M$2];[.$H7])))" office:value-type="float" office:value="0.000124759">
            <text:p>0.000124759</text:p>
          </table:table-cell>
          <table:table-cell table:formula="of:=AVERAGE(INDIRECT(CONCATENATE([.N$2];[.$G7];&quot;:&quot;;[.N$2];[.$H7])))" office:value-type="float" office:value="0.0000503332">
            <text:p>5.0333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242361111111111">
            <text:p>2.42361111111111E-008</text:p>
          </table:table-cell>
          <table:table-cell table:formula="of:=[.M7]/[.P7]" office:value-type="float" office:value="0.0000000270744357638889">
            <text:p>2.70744357638889E-008</text:p>
          </table:table-cell>
          <table:table-cell table:formula="of:=[.N7]/[.Q7]" office:value-type="float" office:value="0.000000103021014341272">
            <text:p>0.000000103</text:p>
          </table:table-cell>
          <table:table-cell/>
          <table:table-cell table:formula="of:=[.$N7]/[.L7]" office:value-type="float" office:value="0.450691260744986">
            <text:p>0.4506912607</text:p>
          </table:table-cell>
          <table:table-cell table:formula="of:=[.$N7]/[.M7]" office:value-type="float" office:value="0.403443438950296">
            <text:p>0.4034434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204">
            <text:p>0.000023204</text:p>
          </table:table-cell>
          <table:table-cell office:value-type="float" office:value="0.000025435">
            <text:p>0.000025435</text:p>
          </table:table-cell>
          <table:table-cell office:value-type="float" office:value="0.000010593">
            <text:p>0.000010593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79706">
            <text:p>0.0002279706</text:p>
          </table:table-cell>
          <table:table-cell table:formula="of:=AVERAGE(INDIRECT(CONCATENATE([.M$2];[.$G8];&quot;:&quot;;[.M$2];[.$H8])))" office:value-type="float" office:value="0.000197135">
            <text:p>0.000197135</text:p>
          </table:table-cell>
          <table:table-cell table:formula="of:=AVERAGE(INDIRECT(CONCATENATE([.N$2];[.$G8];&quot;:&quot;;[.N$2];[.$H8])))" office:value-type="float" office:value="0.000100576">
            <text:p>0.000100576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226275390625">
            <text:p>2.226275390625E-008</text:p>
          </table:table-cell>
          <table:table-cell table:formula="of:=[.M8]/[.P8]" office:value-type="float" office:value="0.00000001925146484375">
            <text:p>1.925146484375E-008</text:p>
          </table:table-cell>
          <table:table-cell table:formula="of:=[.N8]/[.Q8]" office:value-type="float" office:value="0.00000009821875">
            <text:p>9.821875E-008</text:p>
          </table:table-cell>
          <table:table-cell/>
          <table:table-cell table:formula="of:=[.$N8]/[.L8]" office:value-type="float" office:value="0.441179695978341">
            <text:p>0.441179696</text:p>
          </table:table-cell>
          <table:table-cell table:formula="of:=[.$N8]/[.M8]" office:value-type="float" office:value="0.510188449539655">
            <text:p>0.51018844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56">
            <text:p>0.00004956</text:p>
          </table:table-cell>
          <table:table-cell office:value-type="float" office:value="0.000056299">
            <text:p>0.000056299</text:p>
          </table:table-cell>
          <table:table-cell office:value-type="float" office:value="0.000035699">
            <text:p>0.000035699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3728518">
            <text:p>0.0003728518</text:p>
          </table:table-cell>
          <table:table-cell table:formula="of:=AVERAGE(INDIRECT(CONCATENATE([.M$2];[.$G9];&quot;:&quot;;[.M$2];[.$H9])))" office:value-type="float" office:value="0.000381663">
            <text:p>0.000381663</text:p>
          </table:table-cell>
          <table:table-cell table:formula="of:=AVERAGE(INDIRECT(CONCATENATE([.N$2];[.$G9];&quot;:&quot;;[.N$2];[.$H9])))" office:value-type="float" office:value="0.0001875802">
            <text:p>0.000187580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65505948153409">
            <text:p>1.65505948153409E-008</text:p>
          </table:table-cell>
          <table:table-cell table:formula="of:=[.M9]/[.P9]" office:value-type="float" office:value="0.0000000169417169744318">
            <text:p>1.69417169744318E-008</text:p>
          </table:table-cell>
          <table:table-cell table:formula="of:=[.N9]/[.Q9]" office:value-type="float" office:value="0.0000000879513519123035">
            <text:p>0.000000088</text:p>
          </table:table-cell>
          <table:table-cell/>
          <table:table-cell table:formula="of:=[.$N9]/[.L9]" office:value-type="float" office:value="0.503095868117037">
            <text:p>0.5030958681</text:p>
          </table:table-cell>
          <table:table-cell table:formula="of:=[.$N9]/[.M9]" office:value-type="float" office:value="0.491481228203939">
            <text:p>0.49148122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882">
            <text:p>0.000048882</text:p>
          </table:table-cell>
          <table:table-cell office:value-type="float" office:value="0.000055303">
            <text:p>0.000055303</text:p>
          </table:table-cell>
          <table:table-cell office:value-type="float" office:value="0.000034504">
            <text:p>0.000034504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7167412">
            <text:p>0.0007167412</text:p>
          </table:table-cell>
          <table:table-cell table:formula="of:=AVERAGE(INDIRECT(CONCATENATE([.M$2];[.$G10];&quot;:&quot;;[.M$2];[.$H10])))" office:value-type="float" office:value="0.0008119222">
            <text:p>0.0008119222</text:p>
          </table:table-cell>
          <table:table-cell table:formula="of:=AVERAGE(INDIRECT(CONCATENATE([.N$2];[.$G10];&quot;:&quot;;[.N$2];[.$H10])))" office:value-type="float" office:value="0.0003690948">
            <text:p>0.0003690948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45821370442708">
            <text:p>1.45821370442708E-008</text:p>
          </table:table-cell>
          <table:table-cell table:formula="of:=[.M10]/[.P10]" office:value-type="float" office:value="0.0000000165185994466146">
            <text:p>1.65185994466146E-008</text:p>
          </table:table-cell>
          <table:table-cell table:formula="of:=[.N10]/[.Q10]" office:value-type="float" office:value="0.0000000834994450526927">
            <text:p>8.34994450526927E-008</text:p>
          </table:table-cell>
          <table:table-cell/>
          <table:table-cell table:formula="of:=[.$N10]/[.L10]" office:value-type="float" office:value="0.514962443905834">
            <text:p>0.5149624439</text:p>
          </table:table-cell>
          <table:table-cell table:formula="of:=[.$N10]/[.M10]" office:value-type="float" office:value="0.454593802214055">
            <text:p>0.45459380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031">
            <text:p>0.000048031</text:p>
          </table:table-cell>
          <table:table-cell office:value-type="float" office:value="0.000055153">
            <text:p>0.000055153</text:p>
          </table:table-cell>
          <table:table-cell office:value-type="float" office:value="0.000034664">
            <text:p>0.00003466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751734">
            <text:p>0.001751734</text:p>
          </table:table-cell>
          <table:table-cell table:formula="of:=AVERAGE(INDIRECT(CONCATENATE([.M$2];[.$G11];&quot;:&quot;;[.M$2];[.$H11])))" office:value-type="float" office:value="0.001706658">
            <text:p>0.001706658</text:p>
          </table:table-cell>
          <table:table-cell table:formula="of:=AVERAGE(INDIRECT(CONCATENATE([.N$2];[.$G11];&quot;:&quot;;[.N$2];[.$H11])))" office:value-type="float" office:value="0.0007802898">
            <text:p>0.0007802898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64488243689904">
            <text:p>1.64488243689904E-008</text:p>
          </table:table-cell>
          <table:table-cell table:formula="of:=[.M11]/[.P11]" office:value-type="float" office:value="0.0000000160255596454327">
            <text:p>0.000000016</text:p>
          </table:table-cell>
          <table:table-cell table:formula="of:=[.N11]/[.Q11]" office:value-type="float" office:value="0.0000000855072383432346">
            <text:p>8.55072383432346E-008</text:p>
          </table:table-cell>
          <table:table-cell/>
          <table:table-cell table:formula="of:=[.$N11]/[.L11]" office:value-type="float" office:value="0.445438519775263">
            <text:p>0.4454385198</text:p>
          </table:table-cell>
          <table:table-cell table:formula="of:=[.$N11]/[.M11]" office:value-type="float" office:value="0.457203376423396">
            <text:p>0.457203376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7958">
            <text:p>0.000047958</text:p>
          </table:table-cell>
          <table:table-cell office:value-type="float" office:value="0.000053827">
            <text:p>0.000053827</text:p>
          </table:table-cell>
          <table:table-cell office:value-type="float" office:value="0.000034333">
            <text:p>0.000034333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2987364">
            <text:p>0.002987364</text:p>
          </table:table-cell>
          <table:table-cell table:formula="of:=AVERAGE(INDIRECT(CONCATENATE([.M$2];[.$G12];&quot;:&quot;;[.M$2];[.$H12])))" office:value-type="float" office:value="0.003575924">
            <text:p>0.003575924</text:p>
          </table:table-cell>
          <table:table-cell table:formula="of:=AVERAGE(INDIRECT(CONCATENATE([.N$2];[.$G12];&quot;:&quot;;[.N$2];[.$H12])))" office:value-type="float" office:value="0.001545872">
            <text:p>0.001545872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30238734654018">
            <text:p>0.000000013</text:p>
          </table:table-cell>
          <table:table-cell table:formula="of:=[.M12]/[.P12]" office:value-type="float" office:value="0.0000000155897914341518">
            <text:p>1.55897914341518E-008</text:p>
          </table:table-cell>
          <table:table-cell table:formula="of:=[.N12]/[.Q12]" office:value-type="float" office:value="0.0000000823228610812798">
            <text:p>8.23228610812798E-008</text:p>
          </table:table-cell>
          <table:table-cell/>
          <table:table-cell table:formula="of:=[.$N12]/[.L12]" office:value-type="float" office:value="0.517470251365418">
            <text:p>0.5174702514</text:p>
          </table:table-cell>
          <table:table-cell table:formula="of:=[.$N12]/[.M12]" office:value-type="float" office:value="0.43230001532471">
            <text:p>0.432300015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118">
            <text:p>0.000048118</text:p>
          </table:table-cell>
          <table:table-cell office:value-type="float" office:value="0.000053564">
            <text:p>0.000053564</text:p>
          </table:table-cell>
          <table:table-cell office:value-type="float" office:value="0.000034635">
            <text:p>0.000034635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6096414">
            <text:p>0.006096414</text:p>
          </table:table-cell>
          <table:table-cell table:formula="of:=AVERAGE(INDIRECT(CONCATENATE([.M$2];[.$G13];&quot;:&quot;;[.M$2];[.$H13])))" office:value-type="float" office:value="0.007548262">
            <text:p>0.007548262</text:p>
          </table:table-cell>
          <table:table-cell table:formula="of:=AVERAGE(INDIRECT(CONCATENATE([.N$2];[.$G13];&quot;:&quot;;[.N$2];[.$H13])))" office:value-type="float" office:value="0.004895386">
            <text:p>0.00489538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24031860351562">
            <text:p>1.24031860351562E-008</text:p>
          </table:table-cell>
          <table:table-cell table:formula="of:=[.M13]/[.P13]" office:value-type="float" office:value="0.0000000153569783528646">
            <text:p>1.53569783528646E-008</text:p>
          </table:table-cell>
          <table:table-cell table:formula="of:=[.N13]/[.Q13]" office:value-type="float" office:value="0.000000127026983286131">
            <text:p>0.000000127</text:p>
          </table:table-cell>
          <table:table-cell/>
          <table:table-cell table:formula="of:=[.$N13]/[.L13]" office:value-type="float" office:value="0.802994350449297">
            <text:p>0.8029943504</text:p>
          </table:table-cell>
          <table:table-cell table:formula="of:=[.$N13]/[.M13]" office:value-type="float" office:value="0.648544790840593">
            <text:p>0.648544790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41">
            <text:p>0.00010441</text:p>
          </table:table-cell>
          <table:table-cell office:value-type="float" office:value="0.000113906">
            <text:p>0.000113906</text:p>
          </table:table-cell>
          <table:table-cell office:value-type="float" office:value="0.000067916">
            <text:p>0.000067916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650002">
            <text:p>0.01650002</text:p>
          </table:table-cell>
          <table:table-cell table:formula="of:=AVERAGE(INDIRECT(CONCATENATE([.M$2];[.$G14];&quot;:&quot;;[.M$2];[.$H14])))" office:value-type="float" office:value="0.01562392">
            <text:p>0.01562392</text:p>
          </table:table-cell>
          <table:table-cell table:formula="of:=AVERAGE(INDIRECT(CONCATENATE([.N$2];[.$G14];&quot;:&quot;;[.N$2];[.$H14])))" office:value-type="float" office:value="0.009840196">
            <text:p>0.009840196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57356452941895">
            <text:p>1.57356452941895E-008</text:p>
          </table:table-cell>
          <table:table-cell table:formula="of:=[.M14]/[.P14]" office:value-type="float" office:value="0.0000000149001312255859">
            <text:p>1.49001312255859E-008</text:p>
          </table:table-cell>
          <table:table-cell table:formula="of:=[.N14]/[.Q14]" office:value-type="float" office:value="0.000000124696439939874">
            <text:p>1.24696439939874E-007</text:p>
          </table:table-cell>
          <table:table-cell/>
          <table:table-cell table:formula="of:=[.$N14]/[.L14]" office:value-type="float" office:value="0.596374792272979">
            <text:p>0.5963747923</text:p>
          </table:table-cell>
          <table:table-cell table:formula="of:=[.$N14]/[.M14]" office:value-type="float" office:value="0.629816076887234">
            <text:p>0.629816076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52">
            <text:p>0.00010452</text:p>
          </table:table-cell>
          <table:table-cell office:value-type="float" office:value="0.000113657">
            <text:p>0.000113657</text:p>
          </table:table-cell>
          <table:table-cell office:value-type="float" office:value="0.000068069">
            <text:p>0.000068069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3493626">
            <text:p>0.03493626</text:p>
          </table:table-cell>
          <table:table-cell table:formula="of:=AVERAGE(INDIRECT(CONCATENATE([.M$2];[.$G15];&quot;:&quot;;[.M$2];[.$H15])))" office:value-type="float" office:value="0.03280386">
            <text:p>0.03280386</text:p>
          </table:table-cell>
          <table:table-cell table:formula="of:=AVERAGE(INDIRECT(CONCATENATE([.N$2];[.$G15];&quot;:&quot;;[.N$2];[.$H15])))" office:value-type="float" office:value="0.01959474">
            <text:p>0.01959474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156789712344899">
            <text:p>1.56789712344899E-008</text:p>
          </table:table-cell>
          <table:table-cell table:formula="of:=[.M15]/[.P15]" office:value-type="float" office:value="0.000000014721975887523">
            <text:p>1.4721975887523E-008</text:p>
          </table:table-cell>
          <table:table-cell table:formula="of:=[.N15]/[.Q15]" office:value-type="float" office:value="0.000000121497121578854">
            <text:p>1.21497121578854E-007</text:p>
          </table:table-cell>
          <table:table-cell/>
          <table:table-cell table:formula="of:=[.$N15]/[.L15]" office:value-type="float" office:value="0.560871140757482">
            <text:p>0.5608711408</text:p>
          </table:table-cell>
          <table:table-cell table:formula="of:=[.$N15]/[.M15]" office:value-type="float" office:value="0.597330314176441">
            <text:p>0.59733031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651">
            <text:p>0.000104651</text:p>
          </table:table-cell>
          <table:table-cell office:value-type="float" office:value="0.000117002">
            <text:p>0.000117002</text:p>
          </table:table-cell>
          <table:table-cell office:value-type="float" office:value="0.000068824">
            <text:p>0.000068824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7296034">
            <text:p>0.07296034</text:p>
          </table:table-cell>
          <table:table-cell table:formula="of:=AVERAGE(INDIRECT(CONCATENATE([.M$2];[.$G16];&quot;:&quot;;[.M$2];[.$H16])))" office:value-type="float" office:value="0.07046048">
            <text:p>0.07046048</text:p>
          </table:table-cell>
          <table:table-cell table:formula="of:=AVERAGE(INDIRECT(CONCATENATE([.N$2];[.$G16];&quot;:&quot;;[.N$2];[.$H16])))" office:value-type="float" office:value="0.03924604">
            <text:p>0.03924604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154623116387261">
            <text:p>1.54623116387261E-008</text:p>
          </table:table-cell>
          <table:table-cell table:formula="of:=[.M16]/[.P16]" office:value-type="float" office:value="0.0000000149325222439236">
            <text:p>1.49325222439236E-008</text:p>
          </table:table-cell>
          <table:table-cell table:formula="of:=[.N16]/[.Q16]" office:value-type="float" office:value="0.000000119266343256908">
            <text:p>1.19266343256908E-007</text:p>
          </table:table-cell>
          <table:table-cell/>
          <table:table-cell table:formula="of:=[.$N16]/[.L16]" office:value-type="float" office:value="0.537909225751963">
            <text:p>0.5379092258</text:p>
          </table:table-cell>
          <table:table-cell table:formula="of:=[.$N16]/[.M16]" office:value-type="float" office:value="0.556993650908992">
            <text:p>0.55699365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2145">
            <text:p>0.000122145</text:p>
          </table:table-cell>
          <table:table-cell office:value-type="float" office:value="0.000115919">
            <text:p>0.000115919</text:p>
          </table:table-cell>
          <table:table-cell office:value-type="float" office:value="0.000068102">
            <text:p>0.000068102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1483316">
            <text:p>0.1483316</text:p>
          </table:table-cell>
          <table:table-cell table:formula="of:=AVERAGE(INDIRECT(CONCATENATE([.M$2];[.$G17];&quot;:&quot;;[.M$2];[.$H17])))" office:value-type="float" office:value="0.146545">
            <text:p>0.146545</text:p>
          </table:table-cell>
          <table:table-cell table:formula="of:=AVERAGE(INDIRECT(CONCATENATE([.N$2];[.$G17];&quot;:&quot;;[.N$2];[.$H17])))" office:value-type="float" office:value="0.07766276">
            <text:p>0.07766276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14890530234889">
            <text:p>1.4890530234889E-008</text:p>
          </table:table-cell>
          <table:table-cell table:formula="of:=[.M17]/[.P17]" office:value-type="float" office:value="0.0000000147111792313425">
            <text:p>1.47111792313425E-008</text:p>
          </table:table-cell>
          <table:table-cell table:formula="of:=[.N17]/[.Q17]" office:value-type="float" office:value="0.000000115839329012306">
            <text:p>1.15839329012306E-007</text:p>
          </table:table-cell>
          <table:table-cell/>
          <table:table-cell table:formula="of:=[.$N17]/[.L17]" office:value-type="float" office:value="0.523575286722452">
            <text:p>0.5235752867</text:p>
          </table:table-cell>
          <table:table-cell table:formula="of:=[.$N17]/[.M17]" office:value-type="float" office:value="0.52995844279914">
            <text:p>0.529958442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032">
            <text:p>0.000104032</text:p>
          </table:table-cell>
          <table:table-cell office:value-type="float" office:value="0.000114364">
            <text:p>0.000114364</text:p>
          </table:table-cell>
          <table:table-cell office:value-type="float" office:value="0.00006848">
            <text:p>0.00006848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3001834">
            <text:p>0.3001834</text:p>
          </table:table-cell>
          <table:table-cell table:formula="of:=AVERAGE(INDIRECT(CONCATENATE([.M$2];[.$G18];&quot;:&quot;;[.M$2];[.$H18])))" office:value-type="float" office:value="0.308646">
            <text:p>0.308646</text:p>
          </table:table-cell>
          <table:table-cell table:formula="of:=AVERAGE(INDIRECT(CONCATENATE([.N$2];[.$G18];&quot;:&quot;;[.N$2];[.$H18])))" office:value-type="float" office:value="0.15568">
            <text:p>0.15568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143138599395752">
            <text:p>1.43138599395752E-008</text:p>
          </table:table-cell>
          <table:table-cell table:formula="of:=[.M18]/[.P18]" office:value-type="float" office:value="0.0000000147173881530762">
            <text:p>1.47173881530762E-008</text:p>
          </table:table-cell>
          <table:table-cell table:formula="of:=[.N18]/[.Q18]" office:value-type="float" office:value="0.000000114115752959527">
            <text:p>1.14115752959527E-007</text:p>
          </table:table-cell>
          <table:table-cell/>
          <table:table-cell table:formula="of:=[.$N18]/[.L18]" office:value-type="float" office:value="0.518616285910547">
            <text:p>0.5186162859</text:p>
          </table:table-cell>
          <table:table-cell table:formula="of:=[.$N18]/[.M18]" office:value-type="float" office:value="0.50439662266804">
            <text:p>0.50439662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25299">
            <text:p>0.000225299</text:p>
          </table:table-cell>
          <table:table-cell office:value-type="float" office:value="0.00025912">
            <text:p>0.00025912</text:p>
          </table:table-cell>
          <table:table-cell office:value-type="float" office:value="0.000051689">
            <text:p>0.000051689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474359">
            <text:p>0.474359</text:p>
          </table:table-cell>
          <table:table-cell table:formula="of:=AVERAGE(INDIRECT(CONCATENATE([.M$2];[.$G19];&quot;:&quot;;[.M$2];[.$H19])))" office:value-type="float" office:value="0.6350722">
            <text:p>0.6350722</text:p>
          </table:table-cell>
          <table:table-cell table:formula="of:=AVERAGE(INDIRECT(CONCATENATE([.N$2];[.$G19];&quot;:&quot;;[.N$2];[.$H19])))" office:value-type="float" office:value="0.3112634">
            <text:p>0.3112634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10771047501337">
            <text:p>1.0771047501337E-008</text:p>
          </table:table-cell>
          <table:table-cell table:formula="of:=[.M19]/[.P19]" office:value-type="float" office:value="0.0000000144202868143717">
            <text:p>1.44202868143717E-008</text:p>
          </table:table-cell>
          <table:table-cell table:formula="of:=[.N19]/[.Q19]" office:value-type="float" office:value="0.000000112252147355413">
            <text:p>1.12252147355413E-007</text:p>
          </table:table-cell>
          <table:table-cell/>
          <table:table-cell table:formula="of:=[.$N19]/[.L19]" office:value-type="float" office:value="0.656176861828278">
            <text:p>0.6561768618</text:p>
          </table:table-cell>
          <table:table-cell table:formula="of:=[.$N19]/[.M19]" office:value-type="float" office:value="0.490122855322592">
            <text:p>0.490122855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7196">
            <text:p>0.000087196</text:p>
          </table:table-cell>
          <table:table-cell office:value-type="float" office:value="0.000094804">
            <text:p>0.000094804</text:p>
          </table:table-cell>
          <table:table-cell office:value-type="float" office:value="0.000052061">
            <text:p>0.000052061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9616754">
            <text:p>0.9616754</text:p>
          </table:table-cell>
          <table:table-cell table:formula="of:=AVERAGE(INDIRECT(CONCATENATE([.M$2];[.$G20];&quot;:&quot;;[.M$2];[.$H20])))" office:value-type="float" office:value="1.321828">
            <text:p>1.321828</text:p>
          </table:table-cell>
          <table:table-cell table:formula="of:=AVERAGE(INDIRECT(CONCATENATE([.N$2];[.$G20];&quot;:&quot;;[.N$2];[.$H20])))" office:value-type="float" office:value="0.6230454">
            <text:p>0.6230454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104218764738603">
            <text:p>1.04218764738603E-008</text:p>
          </table:table-cell>
          <table:table-cell table:formula="of:=[.M20]/[.P20]" office:value-type="float" office:value="0.0000000143249251625755">
            <text:p>1.43249251625755E-008</text:p>
          </table:table-cell>
          <table:table-cell table:formula="of:=[.N20]/[.Q20]" office:value-type="float" office:value="0.000000110654863856132">
            <text:p>1.10654863856132E-007</text:p>
          </table:table-cell>
          <table:table-cell/>
          <table:table-cell table:formula="of:=[.$N20]/[.L20]" office:value-type="float" office:value="0.647874948241371">
            <text:p>0.6478749482</text:p>
          </table:table-cell>
          <table:table-cell table:formula="of:=[.$N20]/[.M20]" office:value-type="float" office:value="0.471351340719065">
            <text:p>0.47135134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89">
            <text:p>0.00008189</text:p>
          </table:table-cell>
          <table:table-cell office:value-type="float" office:value="0.000089353">
            <text:p>0.000089353</text:p>
          </table:table-cell>
          <table:table-cell office:value-type="float" office:value="0.00004874">
            <text:p>0.00004874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1.958564">
            <text:p>1.958564</text:p>
          </table:table-cell>
          <table:table-cell table:formula="of:=AVERAGE(INDIRECT(CONCATENATE([.M$2];[.$G21];&quot;:&quot;;[.M$2];[.$H21])))" office:value-type="float" office:value="2.769362">
            <text:p>2.769362</text:p>
          </table:table-cell>
          <table:table-cell table:formula="of:=AVERAGE(INDIRECT(CONCATENATE([.N$2];[.$G21];&quot;:&quot;;[.N$2];[.$H21])))" office:value-type="float" office:value="1.293656">
            <text:p>1.293656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101512618686842">
            <text:p>1.01512618686842E-008</text:p>
          </table:table-cell>
          <table:table-cell table:formula="of:=[.M21]/[.P21]" office:value-type="float" office:value="0.0000000143536381099535">
            <text:p>1.43536381099535E-008</text:p>
          </table:table-cell>
          <table:table-cell table:formula="of:=[.N21]/[.Q21]" office:value-type="float" office:value="0.000000113250099325364">
            <text:p>1.13250099325364E-007</text:p>
          </table:table-cell>
          <table:table-cell/>
          <table:table-cell table:formula="of:=[.$N21]/[.L21]" office:value-type="float" office:value="0.660512497932159">
            <text:p>0.6605124979</text:p>
          </table:table-cell>
          <table:table-cell table:formula="of:=[.$N21]/[.M21]" office:value-type="float" office:value="0.467131418716657">
            <text:p>0.467131418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2077">
            <text:p>0.000082077</text:p>
          </table:table-cell>
          <table:table-cell office:value-type="float" office:value="0.000089487">
            <text:p>0.000089487</text:p>
          </table:table-cell>
          <table:table-cell office:value-type="float" office:value="0.000048776">
            <text:p>0.000048776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4.241426">
            <text:p>4.241426</text:p>
          </table:table-cell>
          <table:table-cell table:formula="of:=AVERAGE(INDIRECT(CONCATENATE([.M$2];[.$G22];&quot;:&quot;;[.M$2];[.$H22])))" office:value-type="float" office:value="5.762924">
            <text:p>5.762924</text:p>
          </table:table-cell>
          <table:table-cell table:formula="of:=AVERAGE(INDIRECT(CONCATENATE([.N$2];[.$G22];&quot;:&quot;;[.N$2];[.$H22])))" office:value-type="float" office:value="2.573418">
            <text:p>2.57341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105336954196294">
            <text:p>1.05336954196294E-008</text:p>
          </table:table-cell>
          <table:table-cell table:formula="of:=[.M22]/[.P22]" office:value-type="float" office:value="0.0000000143123765786489">
            <text:p>1.43123765786489E-008</text:p>
          </table:table-cell>
          <table:table-cell table:formula="of:=[.N22]/[.Q22]" office:value-type="float" office:value="0.000000111133470814496">
            <text:p>1.11133470814496E-007</text:p>
          </table:table-cell>
          <table:table-cell/>
          <table:table-cell table:formula="of:=[.$N22]/[.L22]" office:value-type="float" office:value="0.606734150259842">
            <text:p>0.6067341503</text:p>
          </table:table-cell>
          <table:table-cell table:formula="of:=[.$N22]/[.M22]" office:value-type="float" office:value="0.446547273571541">
            <text:p>0.446547273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938">
            <text:p>0.000081938</text:p>
          </table:table-cell>
          <table:table-cell office:value-type="float" office:value="0.000091031">
            <text:p>0.000091031</text:p>
          </table:table-cell>
          <table:table-cell office:value-type="float" office:value="0.0000504">
            <text:p>0.0000504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462">
            <text:p>0.000223462</text:p>
          </table:table-cell>
          <table:table-cell office:value-type="float" office:value="0.000191768">
            <text:p>0.000191768</text:p>
          </table:table-cell>
          <table:table-cell office:value-type="float" office:value="0.000100074">
            <text:p>0.000100074</text:p>
          </table:table-cell>
          <table:table-cell table:number-columns-repeated="18"/>
          <table:table-cell table:formula="of:=AVERAGE([.W4:.W22])" office:value-type="float" office:value="0.567572147408811">
            <text:p>0.5675721474</text:p>
          </table:table-cell>
          <table:table-cell table:formula="of:=AVERAGE([.X4:.X22])" office:value-type="float" office:value="0.511943381599703">
            <text:p>0.51194338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78">
            <text:p>0.00022378</text:p>
          </table:table-cell>
          <table:table-cell office:value-type="float" office:value="0.000195339">
            <text:p>0.000195339</text:p>
          </table:table-cell>
          <table:table-cell office:value-type="float" office:value="0.000105858">
            <text:p>0.000105858</text:p>
          </table:table-cell>
          <table:table-cell table:number-columns-repeated="18"/>
          <table:table-cell table:formula="of:=1/[.W24]" office:value-type="float" office:value="1.76189054477989">
            <text:p>1.7618905448</text:p>
          </table:table-cell>
          <table:table-cell table:formula="of:=1/[.X24]" office:value-type="float" office:value="1.95334100594334">
            <text:p>1.953341005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43681">
            <text:p>0.000243681</text:p>
          </table:table-cell>
          <table:table-cell office:value-type="float" office:value="0.00019228">
            <text:p>0.00019228</text:p>
          </table:table-cell>
          <table:table-cell office:value-type="float" office:value="0.000099938">
            <text:p>0.000099938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673">
            <text:p>0.000223673</text:p>
          </table:table-cell>
          <table:table-cell office:value-type="float" office:value="0.000214315">
            <text:p>0.000214315</text:p>
          </table:table-cell>
          <table:table-cell office:value-type="float" office:value="0.000100242">
            <text:p>0.00010024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5257">
            <text:p>0.000225257</text:p>
          </table:table-cell>
          <table:table-cell office:value-type="float" office:value="0.000191973">
            <text:p>0.000191973</text:p>
          </table:table-cell>
          <table:table-cell office:value-type="float" office:value="0.000096768">
            <text:p>0.00009676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75403">
            <text:p>0.000475403</text:p>
          </table:table-cell>
          <table:table-cell office:value-type="float" office:value="0.000381807">
            <text:p>0.000381807</text:p>
          </table:table-cell>
          <table:table-cell office:value-type="float" office:value="0.000184323">
            <text:p>0.00018432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83">
            <text:p>0.00034783</text:p>
          </table:table-cell>
          <table:table-cell office:value-type="float" office:value="0.000380591">
            <text:p>0.000380591</text:p>
          </table:table-cell>
          <table:table-cell office:value-type="float" office:value="0.000194133">
            <text:p>0.00019413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165">
            <text:p>0.000347165</text:p>
          </table:table-cell>
          <table:table-cell office:value-type="float" office:value="0.00038433">
            <text:p>0.00038433</text:p>
          </table:table-cell>
          <table:table-cell office:value-type="float" office:value="0.000184651">
            <text:p>0.00018465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6849">
            <text:p>0.000346849</text:p>
          </table:table-cell>
          <table:table-cell office:value-type="float" office:value="0.000380648">
            <text:p>0.000380648</text:p>
          </table:table-cell>
          <table:table-cell office:value-type="float" office:value="0.000185004">
            <text:p>0.00018500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012">
            <text:p>0.000347012</text:p>
          </table:table-cell>
          <table:table-cell office:value-type="float" office:value="0.000380939">
            <text:p>0.000380939</text:p>
          </table:table-cell>
          <table:table-cell office:value-type="float" office:value="0.00018979">
            <text:p>0.0001897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3132">
            <text:p>0.000713132</text:p>
          </table:table-cell>
          <table:table-cell office:value-type="float" office:value="0.000811411">
            <text:p>0.000811411</text:p>
          </table:table-cell>
          <table:table-cell office:value-type="float" office:value="0.000368057">
            <text:p>0.00036805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1835">
            <text:p>0.000711835</text:p>
          </table:table-cell>
          <table:table-cell office:value-type="float" office:value="0.000814734">
            <text:p>0.000814734</text:p>
          </table:table-cell>
          <table:table-cell office:value-type="float" office:value="0.00037767">
            <text:p>0.0003776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32122">
            <text:p>0.000732122</text:p>
          </table:table-cell>
          <table:table-cell office:value-type="float" office:value="0.000812176">
            <text:p>0.000812176</text:p>
          </table:table-cell>
          <table:table-cell office:value-type="float" office:value="0.000367165">
            <text:p>0.00036716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5038">
            <text:p>0.000715038</text:p>
          </table:table-cell>
          <table:table-cell office:value-type="float" office:value="0.000810713">
            <text:p>0.000810713</text:p>
          </table:table-cell>
          <table:table-cell office:value-type="float" office:value="0.000365584">
            <text:p>0.000365584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1579">
            <text:p>0.000711579</text:p>
          </table:table-cell>
          <table:table-cell office:value-type="float" office:value="0.000810577">
            <text:p>0.000810577</text:p>
          </table:table-cell>
          <table:table-cell office:value-type="float" office:value="0.000366998">
            <text:p>0.00036699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941">
            <text:p>0.00145941</text:p>
          </table:table-cell>
          <table:table-cell office:value-type="float" office:value="0.00168932">
            <text:p>0.00168932</text:p>
          </table:table-cell>
          <table:table-cell office:value-type="float" office:value="0.000826221">
            <text:p>0.00082622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615">
            <text:p>0.00145615</text:p>
          </table:table-cell>
          <table:table-cell office:value-type="float" office:value="0.00177219">
            <text:p>0.00177219</text:p>
          </table:table-cell>
          <table:table-cell office:value-type="float" office:value="0.000768035">
            <text:p>0.00076803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99">
            <text:p>0.0019499</text:p>
          </table:table-cell>
          <table:table-cell office:value-type="float" office:value="0.00169811">
            <text:p>0.00169811</text:p>
          </table:table-cell>
          <table:table-cell office:value-type="float" office:value="0.000766072">
            <text:p>0.00076607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841">
            <text:p>0.00194841</text:p>
          </table:table-cell>
          <table:table-cell office:value-type="float" office:value="0.00168869">
            <text:p>0.00168869</text:p>
          </table:table-cell>
          <table:table-cell office:value-type="float" office:value="0.0007702">
            <text:p>0.000770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48">
            <text:p>0.0019448</text:p>
          </table:table-cell>
          <table:table-cell office:value-type="float" office:value="0.00168498">
            <text:p>0.00168498</text:p>
          </table:table-cell>
          <table:table-cell office:value-type="float" office:value="0.000770921">
            <text:p>0.00077092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732">
            <text:p>0.00298732</text:p>
          </table:table-cell>
          <table:table-cell office:value-type="float" office:value="0.00360346">
            <text:p>0.00360346</text:p>
          </table:table-cell>
          <table:table-cell office:value-type="float" office:value="0.0015486">
            <text:p>0.001548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142">
            <text:p>0.00298142</text:p>
          </table:table-cell>
          <table:table-cell office:value-type="float" office:value="0.00356578">
            <text:p>0.00356578</text:p>
          </table:table-cell>
          <table:table-cell office:value-type="float" office:value="0.00153976">
            <text:p>0.0015397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072">
            <text:p>0.00298072</text:p>
          </table:table-cell>
          <table:table-cell office:value-type="float" office:value="0.00356065">
            <text:p>0.00356065</text:p>
          </table:table-cell>
          <table:table-cell office:value-type="float" office:value="0.00154298">
            <text:p>0.0015429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01854">
            <text:p>0.00301854</text:p>
          </table:table-cell>
          <table:table-cell office:value-type="float" office:value="0.00357165">
            <text:p>0.00357165</text:p>
          </table:table-cell>
          <table:table-cell office:value-type="float" office:value="0.00154092">
            <text:p>0.0015409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6882">
            <text:p>0.00296882</text:p>
          </table:table-cell>
          <table:table-cell office:value-type="float" office:value="0.00357808">
            <text:p>0.00357808</text:p>
          </table:table-cell>
          <table:table-cell office:value-type="float" office:value="0.0015571">
            <text:p>0.001557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7309">
            <text:p>0.00607309</text:p>
          </table:table-cell>
          <table:table-cell office:value-type="float" office:value="0.00759123">
            <text:p>0.00759123</text:p>
          </table:table-cell>
          <table:table-cell office:value-type="float" office:value="0.00489614">
            <text:p>0.0048961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717">
            <text:p>0.00606717</text:p>
          </table:table-cell>
          <table:table-cell office:value-type="float" office:value="0.0075028">
            <text:p>0.0075028</text:p>
          </table:table-cell>
          <table:table-cell office:value-type="float" office:value="0.00485632">
            <text:p>0.00485632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13466">
            <text:p>0.00613466</text:p>
          </table:table-cell>
          <table:table-cell office:value-type="float" office:value="0.00761176">
            <text:p>0.00761176</text:p>
          </table:table-cell>
          <table:table-cell office:value-type="float" office:value="0.00486803">
            <text:p>0.0048680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984">
            <text:p>0.00606984</text:p>
          </table:table-cell>
          <table:table-cell office:value-type="float" office:value="0.00748226">
            <text:p>0.00748226</text:p>
          </table:table-cell>
          <table:table-cell office:value-type="float" office:value="0.00490297">
            <text:p>0.0049029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13731">
            <text:p>0.00613731</text:p>
          </table:table-cell>
          <table:table-cell office:value-type="float" office:value="0.00755326">
            <text:p>0.00755326</text:p>
          </table:table-cell>
          <table:table-cell office:value-type="float" office:value="0.00495347">
            <text:p>0.00495347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6562">
            <text:p>0.0166562</text:p>
          </table:table-cell>
          <table:table-cell office:value-type="float" office:value="0.0157298">
            <text:p>0.0157298</text:p>
          </table:table-cell>
          <table:table-cell office:value-type="float" office:value="0.00975122">
            <text:p>0.0097512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943">
            <text:p>0.0164943</text:p>
          </table:table-cell>
          <table:table-cell office:value-type="float" office:value="0.0155841">
            <text:p>0.0155841</text:p>
          </table:table-cell>
          <table:table-cell office:value-type="float" office:value="0.00995563">
            <text:p>0.0099556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652">
            <text:p>0.0164652</text:p>
          </table:table-cell>
          <table:table-cell office:value-type="float" office:value="0.0156054">
            <text:p>0.0156054</text:p>
          </table:table-cell>
          <table:table-cell office:value-type="float" office:value="0.00973145">
            <text:p>0.0097314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496">
            <text:p>0.0164496</text:p>
          </table:table-cell>
          <table:table-cell office:value-type="float" office:value="0.0156208">
            <text:p>0.0156208</text:p>
          </table:table-cell>
          <table:table-cell office:value-type="float" office:value="0.00974038">
            <text:p>0.0097403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348">
            <text:p>0.0164348</text:p>
          </table:table-cell>
          <table:table-cell office:value-type="float" office:value="0.0155795">
            <text:p>0.0155795</text:p>
          </table:table-cell>
          <table:table-cell office:value-type="float" office:value="0.0100223">
            <text:p>0.010022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388">
            <text:p>0.0350388</text:p>
          </table:table-cell>
          <table:table-cell office:value-type="float" office:value="0.0329034">
            <text:p>0.0329034</text:p>
          </table:table-cell>
          <table:table-cell office:value-type="float" office:value="0.0195284">
            <text:p>0.019528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9343">
            <text:p>0.0349343</text:p>
          </table:table-cell>
          <table:table-cell office:value-type="float" office:value="0.0328815">
            <text:p>0.0328815</text:p>
          </table:table-cell>
          <table:table-cell office:value-type="float" office:value="0.0195911">
            <text:p>0.019591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787">
            <text:p>0.0350787</text:p>
          </table:table-cell>
          <table:table-cell office:value-type="float" office:value="0.0326756">
            <text:p>0.0326756</text:p>
          </table:table-cell>
          <table:table-cell office:value-type="float" office:value="0.0195335">
            <text:p>0.019533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7952">
            <text:p>0.0347952</text:p>
          </table:table-cell>
          <table:table-cell office:value-type="float" office:value="0.0328856">
            <text:p>0.0328856</text:p>
          </table:table-cell>
          <table:table-cell office:value-type="float" office:value="0.0196405">
            <text:p>0.019640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343">
            <text:p>0.0348343</text:p>
          </table:table-cell>
          <table:table-cell office:value-type="float" office:value="0.0326732">
            <text:p>0.0326732</text:p>
          </table:table-cell>
          <table:table-cell office:value-type="float" office:value="0.0196802">
            <text:p>0.019680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2301">
            <text:p>0.0732301</text:p>
          </table:table-cell>
          <table:table-cell office:value-type="float" office:value="0.0707408">
            <text:p>0.0707408</text:p>
          </table:table-cell>
          <table:table-cell office:value-type="float" office:value="0.0397763">
            <text:p>0.039776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102">
            <text:p>0.0731102</text:p>
          </table:table-cell>
          <table:table-cell office:value-type="float" office:value="0.070426">
            <text:p>0.070426</text:p>
          </table:table-cell>
          <table:table-cell office:value-type="float" office:value="0.039321">
            <text:p>0.039321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549">
            <text:p>0.0731549</text:p>
          </table:table-cell>
          <table:table-cell office:value-type="float" office:value="0.0701358">
            <text:p>0.0701358</text:p>
          </table:table-cell>
          <table:table-cell office:value-type="float" office:value="0.038973">
            <text:p>0.03897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3406">
            <text:p>0.0723406</text:p>
          </table:table-cell>
          <table:table-cell office:value-type="float" office:value="0.0705748">
            <text:p>0.0705748</text:p>
          </table:table-cell>
          <table:table-cell office:value-type="float" office:value="0.0389989">
            <text:p>0.038998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9659">
            <text:p>0.0729659</text:p>
          </table:table-cell>
          <table:table-cell office:value-type="float" office:value="0.070425">
            <text:p>0.070425</text:p>
          </table:table-cell>
          <table:table-cell office:value-type="float" office:value="0.039161">
            <text:p>0.03916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9802">
            <text:p>0.149802</text:p>
          </table:table-cell>
          <table:table-cell office:value-type="float" office:value="0.146619">
            <text:p>0.146619</text:p>
          </table:table-cell>
          <table:table-cell office:value-type="float" office:value="0.0775893">
            <text:p>0.077589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22">
            <text:p>0.14722</text:p>
          </table:table-cell>
          <table:table-cell office:value-type="float" office:value="0.146853">
            <text:p>0.146853</text:p>
          </table:table-cell>
          <table:table-cell office:value-type="float" office:value="0.0776959">
            <text:p>0.077695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9054">
            <text:p>0.149054</text:p>
          </table:table-cell>
          <table:table-cell office:value-type="float" office:value="0.146158">
            <text:p>0.146158</text:p>
          </table:table-cell>
          <table:table-cell office:value-type="float" office:value="0.0777954">
            <text:p>0.077795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655">
            <text:p>0.147655</text:p>
          </table:table-cell>
          <table:table-cell office:value-type="float" office:value="0.146322">
            <text:p>0.146322</text:p>
          </table:table-cell>
          <table:table-cell office:value-type="float" office:value="0.0777238">
            <text:p>0.077723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927">
            <text:p>0.147927</text:p>
          </table:table-cell>
          <table:table-cell office:value-type="float" office:value="0.146773">
            <text:p>0.146773</text:p>
          </table:table-cell>
          <table:table-cell office:value-type="float" office:value="0.0775094">
            <text:p>0.077509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2381">
            <text:p>0.302381</text:p>
          </table:table-cell>
          <table:table-cell office:value-type="float" office:value="0.308137">
            <text:p>0.308137</text:p>
          </table:table-cell>
          <table:table-cell office:value-type="float" office:value="0.155715">
            <text:p>0.15571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734">
            <text:p>0.300734</text:p>
          </table:table-cell>
          <table:table-cell office:value-type="float" office:value="0.307792">
            <text:p>0.307792</text:p>
          </table:table-cell>
          <table:table-cell office:value-type="float" office:value="0.155388">
            <text:p>0.1553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7179">
            <text:p>0.297179</text:p>
          </table:table-cell>
          <table:table-cell office:value-type="float" office:value="0.308826">
            <text:p>0.308826</text:p>
          </table:table-cell>
          <table:table-cell office:value-type="float" office:value="0.15558">
            <text:p>0.1555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383">
            <text:p>0.300383</text:p>
          </table:table-cell>
          <table:table-cell office:value-type="float" office:value="0.308159">
            <text:p>0.308159</text:p>
          </table:table-cell>
          <table:table-cell office:value-type="float" office:value="0.155778">
            <text:p>0.15577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24">
            <text:p>0.30024</text:p>
          </table:table-cell>
          <table:table-cell office:value-type="float" office:value="0.310316">
            <text:p>0.310316</text:p>
          </table:table-cell>
          <table:table-cell office:value-type="float" office:value="0.155939">
            <text:p>0.15593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3496">
            <text:p>0.463496</text:p>
          </table:table-cell>
          <table:table-cell office:value-type="float" office:value="0.635202">
            <text:p>0.635202</text:p>
          </table:table-cell>
          <table:table-cell office:value-type="float" office:value="0.310411">
            <text:p>0.31041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9284">
            <text:p>0.469284</text:p>
          </table:table-cell>
          <table:table-cell office:value-type="float" office:value="0.635189">
            <text:p>0.635189</text:p>
          </table:table-cell>
          <table:table-cell office:value-type="float" office:value="0.311027">
            <text:p>0.31102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8761">
            <text:p>0.478761</text:p>
          </table:table-cell>
          <table:table-cell office:value-type="float" office:value="0.635411">
            <text:p>0.635411</text:p>
          </table:table-cell>
          <table:table-cell office:value-type="float" office:value="0.310677">
            <text:p>0.31067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9247">
            <text:p>0.479247</text:p>
          </table:table-cell>
          <table:table-cell office:value-type="float" office:value="0.633851">
            <text:p>0.633851</text:p>
          </table:table-cell>
          <table:table-cell office:value-type="float" office:value="0.312059">
            <text:p>0.31205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81007">
            <text:p>0.481007</text:p>
          </table:table-cell>
          <table:table-cell office:value-type="float" office:value="0.635708">
            <text:p>0.635708</text:p>
          </table:table-cell>
          <table:table-cell office:value-type="float" office:value="0.312143">
            <text:p>0.312143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48674">
            <text:p>0.948674</text:p>
          </table:table-cell>
          <table:table-cell office:value-type="float" office:value="1.31748">
            <text:p>1.31748</text:p>
          </table:table-cell>
          <table:table-cell office:value-type="float" office:value="0.620826">
            <text:p>0.62082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5313">
            <text:p>0.95313</text:p>
          </table:table-cell>
          <table:table-cell office:value-type="float" office:value="1.32166">
            <text:p>1.32166</text:p>
          </table:table-cell>
          <table:table-cell office:value-type="float" office:value="0.624958">
            <text:p>0.62495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6307">
            <text:p>0.966307</text:p>
          </table:table-cell>
          <table:table-cell office:value-type="float" office:value="1.3253">
            <text:p>1.3253</text:p>
          </table:table-cell>
          <table:table-cell office:value-type="float" office:value="0.622274">
            <text:p>0.62227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71229">
            <text:p>0.971229</text:p>
          </table:table-cell>
          <table:table-cell office:value-type="float" office:value="1.32286">
            <text:p>1.32286</text:p>
          </table:table-cell>
          <table:table-cell office:value-type="float" office:value="0.626092">
            <text:p>0.62609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9037">
            <text:p>0.969037</text:p>
          </table:table-cell>
          <table:table-cell office:value-type="float" office:value="1.32184">
            <text:p>1.32184</text:p>
          </table:table-cell>
          <table:table-cell office:value-type="float" office:value="0.621077">
            <text:p>0.62107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4142">
            <text:p>1.94142</text:p>
          </table:table-cell>
          <table:table-cell office:value-type="float" office:value="2.72851">
            <text:p>2.72851</text:p>
          </table:table-cell>
          <table:table-cell office:value-type="float" office:value="1.27571">
            <text:p>1.27571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26">
            <text:p>1.9526</text:p>
          </table:table-cell>
          <table:table-cell office:value-type="float" office:value="2.71978">
            <text:p>2.71978</text:p>
          </table:table-cell>
          <table:table-cell office:value-type="float" office:value="1.28918">
            <text:p>1.2891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461">
            <text:p>1.95461</text:p>
          </table:table-cell>
          <table:table-cell office:value-type="float" office:value="2.72402">
            <text:p>2.72402</text:p>
          </table:table-cell>
          <table:table-cell office:value-type="float" office:value="1.27433">
            <text:p>1.27433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318">
            <text:p>1.9318</text:p>
          </table:table-cell>
          <table:table-cell office:value-type="float" office:value="2.72221">
            <text:p>2.72221</text:p>
          </table:table-cell>
          <table:table-cell office:value-type="float" office:value="1.29812">
            <text:p>1.2981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01239">
            <text:p>2.01239</text:p>
          </table:table-cell>
          <table:table-cell office:value-type="float" office:value="2.95229">
            <text:p>2.95229</text:p>
          </table:table-cell>
          <table:table-cell office:value-type="float" office:value="1.33094">
            <text:p>1.3309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1298">
            <text:p>4.1298</text:p>
          </table:table-cell>
          <table:table-cell office:value-type="float" office:value="5.85673">
            <text:p>5.85673</text:p>
          </table:table-cell>
          <table:table-cell office:value-type="float" office:value="2.6509">
            <text:p>2.650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01271">
            <text:p>4.01271</text:p>
          </table:table-cell>
          <table:table-cell office:value-type="float" office:value="5.74934">
            <text:p>5.74934</text:p>
          </table:table-cell>
          <table:table-cell office:value-type="float" office:value="2.55021">
            <text:p>2.5502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5832">
            <text:p>3.95832</text:p>
          </table:table-cell>
          <table:table-cell office:value-type="float" office:value="5.74547">
            <text:p>5.74547</text:p>
          </table:table-cell>
          <table:table-cell office:value-type="float" office:value="2.55222">
            <text:p>2.5522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00149">
            <text:p>4.00149</text:p>
          </table:table-cell>
          <table:table-cell office:value-type="float" office:value="5.73076">
            <text:p>5.73076</text:p>
          </table:table-cell>
          <table:table-cell office:value-type="float" office:value="2.54743">
            <text:p>2.5474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10481">
            <text:p>5.10481</text:p>
          </table:table-cell>
          <table:table-cell office:value-type="float" office:value="5.73232">
            <text:p>5.73232</text:p>
          </table:table-cell>
          <table:table-cell office:value-type="float" office:value="2.56633">
            <text:p>2.566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16:20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30T17:56:18</dc:date>
    <dc:creator>mind </dc:creator>
    <meta:editing-duration>PT1H53M7S</meta:editing-duration>
    <meta:editing-cycles>9</meta:editing-cycles>
    <meta:generator>LibreOffice/4.0.2.2$Linux_X86_64 LibreOffice_project/400m0$Build-2</meta:generator>
    <meta:document-statistic meta:table-count="1" meta:cell-count="6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771cm" svg:y="0.445cm" chart:style-name="ch2">
          <text:p>Priority Queues - DeleteMin</text:p>
        </chart:title>
        <chart:subtitle svg:x="9.247cm" svg:y="1.556cm" chart:style-name="ch3">
          <text:p>measured time vs asymptotic behaviour</text:p>
        </chart:subtitle>
        <chart:legend chart:legend-position="end" svg:x="22.006cm" svg:y="6.983cm" style:legend-expansion="high" chart:style-name="ch4"/>
        <chart:plot-area chart:style-name="ch5" table:cell-range-address="Sheet1.J4:Sheet1.J22 Sheet1.S3:Sheet1.U22" chart:data-source-has-labels="both" svg:x="1.517cm" svg:y="2.855cm" svg:width="19.471cm" svg:height="11.406cm">
          <chartooo:coordinate-region svg:x="3.522cm" svg:y="3.053cm" svg:width="16.731cm" svg:height="10.171cm"/>
          <chart:axis chart:dimension="x" chart:name="primary-x" chart:style-name="ch6" chartooo:axis-type="auto">
            <chartooo:date-scale/>
            <chart:title svg:x="11.103cm" svg:y="14.572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91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40578125">
                <text:p>0.0000000640578125</text:p>
                <draw:g>
                  <svg:desc>Sheet1.S4:Sheet1.S22</svg:desc>
                </draw:g>
              </table:table-cell>
              <table:table-cell office:value-type="float" office:value="0.0000000707630208333333">
                <text:p>0.0000000707630208333333</text:p>
                <draw:g>
                  <svg:desc>Sheet1.T4:Sheet1.T22</svg:desc>
                </draw:g>
              </table:table-cell>
              <table:table-cell office:value-type="float" office:value="0.000000222365992362912">
                <text:p>0.00000022236599236291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41404017857143">
                <text:p>0.0000000541404017857143</text:p>
              </table:table-cell>
              <table:table-cell office:value-type="float" office:value="0.0000000611933035714286">
                <text:p>0.000000061193303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27107421875">
                <text:p>0.0000000527107421875</text:p>
              </table:table-cell>
              <table:table-cell office:value-type="float" office:value="0.0000000561375">
                <text:p>0.0000000561375</text:p>
              </table:table-cell>
              <table:table-cell office:value-type="float" office:value="0.000000295332383917107">
                <text:p>0.0000002953323839171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2361111111111">
                <text:p>0.0000000242361111111111</text:p>
              </table:table-cell>
              <table:table-cell office:value-type="float" office:value="0.0000000270744357638889">
                <text:p>0.0000000270744357638889</text:p>
              </table:table-cell>
              <table:table-cell office:value-type="float" office:value="0.000000103021014341272">
                <text:p>0.0000001030210143412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26275390625">
                <text:p>0.00000002226275390625</text:p>
              </table:table-cell>
              <table:table-cell office:value-type="float" office:value="0.00000001925146484375">
                <text:p>0.00000001925146484375</text:p>
              </table:table-cell>
              <table:table-cell office:value-type="float" office:value="0.00000009821875">
                <text:p>0.0000000982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65505948153409">
                <text:p>0.0000000165505948153409</text:p>
              </table:table-cell>
              <table:table-cell office:value-type="float" office:value="0.0000000169417169744318">
                <text:p>0.0000000169417169744318</text:p>
              </table:table-cell>
              <table:table-cell office:value-type="float" office:value="0.0000000879513519123035">
                <text:p>0.000000087951351912303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45821370442708">
                <text:p>0.0000000145821370442708</text:p>
              </table:table-cell>
              <table:table-cell office:value-type="float" office:value="0.0000000165185994466146">
                <text:p>0.0000000165185994466146</text:p>
              </table:table-cell>
              <table:table-cell office:value-type="float" office:value="0.0000000834994450526927">
                <text:p>0.000000083499445052692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4488243689904">
                <text:p>0.0000000164488243689904</text:p>
              </table:table-cell>
              <table:table-cell office:value-type="float" office:value="0.0000000160255596454327">
                <text:p>0.0000000160255596454327</text:p>
              </table:table-cell>
              <table:table-cell office:value-type="float" office:value="0.0000000855072383432346">
                <text:p>0.000000085507238343234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30238734654018">
                <text:p>0.0000000130238734654018</text:p>
              </table:table-cell>
              <table:table-cell office:value-type="float" office:value="0.0000000155897914341518">
                <text:p>0.0000000155897914341518</text:p>
              </table:table-cell>
              <table:table-cell office:value-type="float" office:value="0.0000000823228610812798">
                <text:p>0.00000008232286108127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24031860351562">
                <text:p>0.0000000124031860351562</text:p>
              </table:table-cell>
              <table:table-cell office:value-type="float" office:value="0.0000000153569783528646">
                <text:p>0.0000000153569783528646</text:p>
              </table:table-cell>
              <table:table-cell office:value-type="float" office:value="0.000000127026983286131">
                <text:p>0.00000012702698328613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57356452941895">
                <text:p>0.0000000157356452941895</text:p>
              </table:table-cell>
              <table:table-cell office:value-type="float" office:value="0.0000000149001312255859">
                <text:p>0.0000000149001312255859</text:p>
              </table:table-cell>
              <table:table-cell office:value-type="float" office:value="0.000000124696439939874">
                <text:p>0.00000012469643993987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56789712344899">
                <text:p>0.0000000156789712344899</text:p>
              </table:table-cell>
              <table:table-cell office:value-type="float" office:value="0.000000014721975887523">
                <text:p>0.000000014721975887523</text:p>
              </table:table-cell>
              <table:table-cell office:value-type="float" office:value="0.000000121497121578854">
                <text:p>0.00000012149712157885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54623116387261">
                <text:p>0.0000000154623116387261</text:p>
              </table:table-cell>
              <table:table-cell office:value-type="float" office:value="0.0000000149325222439236">
                <text:p>0.0000000149325222439236</text:p>
              </table:table-cell>
              <table:table-cell office:value-type="float" office:value="0.000000119266343256908">
                <text:p>0.00000011926634325690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4890530234889">
                <text:p>0.000000014890530234889</text:p>
              </table:table-cell>
              <table:table-cell office:value-type="float" office:value="0.0000000147111792313425">
                <text:p>0.0000000147111792313425</text:p>
              </table:table-cell>
              <table:table-cell office:value-type="float" office:value="0.000000115839329012306">
                <text:p>0.00000011583932901230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43138599395752">
                <text:p>0.0000000143138599395752</text:p>
              </table:table-cell>
              <table:table-cell office:value-type="float" office:value="0.0000000147173881530762">
                <text:p>0.0000000147173881530762</text:p>
              </table:table-cell>
              <table:table-cell office:value-type="float" office:value="0.000000114115752959527">
                <text:p>0.00000011411575295952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0771047501337">
                <text:p>0.000000010771047501337</text:p>
              </table:table-cell>
              <table:table-cell office:value-type="float" office:value="0.0000000144202868143717">
                <text:p>0.0000000144202868143717</text:p>
              </table:table-cell>
              <table:table-cell office:value-type="float" office:value="0.000000112252147355413">
                <text:p>0.0000001122521473554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04218764738603">
                <text:p>0.0000000104218764738603</text:p>
              </table:table-cell>
              <table:table-cell office:value-type="float" office:value="0.0000000143249251625755">
                <text:p>0.0000000143249251625755</text:p>
              </table:table-cell>
              <table:table-cell office:value-type="float" office:value="0.000000110654863856132">
                <text:p>0.00000011065486385613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1512618686842">
                <text:p>0.0000000101512618686842</text:p>
              </table:table-cell>
              <table:table-cell office:value-type="float" office:value="0.0000000143536381099535">
                <text:p>0.0000000143536381099535</text:p>
              </table:table-cell>
              <table:table-cell office:value-type="float" office:value="0.000000113250099325364">
                <text:p>0.00000011325009932536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5336954196294">
                <text:p>0.0000000105336954196294</text:p>
              </table:table-cell>
              <table:table-cell office:value-type="float" office:value="0.0000000143123765786489">
                <text:p>0.0000000143123765786489</text:p>
              </table:table-cell>
              <table:table-cell office:value-type="float" office:value="0.000000111133470814496">
                <text:p>0.000000111133470814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689cm" svg:y="0.417cm" chart:style-name="ch2">
          <text:p>Priority Queues - DeleteMin</text:p>
        </chart:title>
        <chart:subtitle svg:x="10.313cm" svg:y="1.5cm" chart:style-name="ch3">
          <text:p>Measured time</text:p>
        </chart:subtitle>
        <chart:legend chart:legend-position="end" svg:x="19.658cm" svg:y="6.28cm" style:legend-expansion="high" chart:style-name="ch4"/>
        <chart:plot-area chart:style-name="ch5" table:cell-range-address="Sheet1.J4:Sheet1.J22 Sheet1.L3:Sheet1.N22" chart:data-source-has-labels="both" svg:x="1.474cm" svg:y="2.743cm" svg:width="17.252cm" svg:height="10.139cm">
          <chartooo:coordinate-region svg:x="2.93cm" svg:y="2.94cm" svg:width="15.061cm" svg:height="8.905cm"/>
          <chart:axis chart:dimension="x" chart:name="primary-x" chart:style-name="ch6" chartooo:axis-type="auto">
            <chartooo:date-scale/>
            <chart:title svg:x="9.388cm" svg:y="13.165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72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245982">
                <text:p>0.0000245982</text:p>
                <draw:g>
                  <svg:desc>Sheet1.L4:Sheet1.L22</svg:desc>
                </draw:g>
              </table:table-cell>
              <table:table-cell office:value-type="float" office:value="0.000027173">
                <text:p>0.000027173</text:p>
                <draw:g>
                  <svg:desc>Sheet1.M4:Sheet1.M22</svg:desc>
                </draw:g>
              </table:table-cell>
              <table:table-cell office:value-type="float" office:value="0.0000110742">
                <text:p>0.0000110742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485098">
                <text:p>0.0000485098</text:p>
              </table:table-cell>
              <table:table-cell office:value-type="float" office:value="0.0000548292">
                <text:p>0.0000548292</text:p>
              </table:table-cell>
              <table:table-cell office:value-type="float" office:value="0.000034767">
                <text:p>0.0000347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1079516">
                <text:p>0.0001079516</text:p>
              </table:table-cell>
              <table:table-cell office:value-type="float" office:value="0.0001149696">
                <text:p>0.0001149696</text:p>
              </table:table-cell>
              <table:table-cell office:value-type="float" office:value="0.0000682782">
                <text:p>0.00006827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11168">
                <text:p>0.00011168</text:p>
              </table:table-cell>
              <table:table-cell office:value-type="float" office:value="0.000124759">
                <text:p>0.000124759</text:p>
              </table:table-cell>
              <table:table-cell office:value-type="float" office:value="0.0000503332">
                <text:p>0.000050333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2279706">
                <text:p>0.0002279706</text:p>
              </table:table-cell>
              <table:table-cell office:value-type="float" office:value="0.000197135">
                <text:p>0.000197135</text:p>
              </table:table-cell>
              <table:table-cell office:value-type="float" office:value="0.000100576">
                <text:p>0.00010057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3728518">
                <text:p>0.0003728518</text:p>
              </table:table-cell>
              <table:table-cell office:value-type="float" office:value="0.000381663">
                <text:p>0.000381663</text:p>
              </table:table-cell>
              <table:table-cell office:value-type="float" office:value="0.0001875802">
                <text:p>0.000187580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7167412">
                <text:p>0.0007167412</text:p>
              </table:table-cell>
              <table:table-cell office:value-type="float" office:value="0.0008119222">
                <text:p>0.0008119222</text:p>
              </table:table-cell>
              <table:table-cell office:value-type="float" office:value="0.0003690948">
                <text:p>0.00036909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1751734">
                <text:p>0.001751734</text:p>
              </table:table-cell>
              <table:table-cell office:value-type="float" office:value="0.001706658">
                <text:p>0.001706658</text:p>
              </table:table-cell>
              <table:table-cell office:value-type="float" office:value="0.0007802898">
                <text:p>0.00078028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2987364">
                <text:p>0.002987364</text:p>
              </table:table-cell>
              <table:table-cell office:value-type="float" office:value="0.003575924">
                <text:p>0.003575924</text:p>
              </table:table-cell>
              <table:table-cell office:value-type="float" office:value="0.001545872">
                <text:p>0.00154587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6096414">
                <text:p>0.006096414</text:p>
              </table:table-cell>
              <table:table-cell office:value-type="float" office:value="0.007548262">
                <text:p>0.007548262</text:p>
              </table:table-cell>
              <table:table-cell office:value-type="float" office:value="0.004895386">
                <text:p>0.00489538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1650002">
                <text:p>0.01650002</text:p>
              </table:table-cell>
              <table:table-cell office:value-type="float" office:value="0.01562392">
                <text:p>0.01562392</text:p>
              </table:table-cell>
              <table:table-cell office:value-type="float" office:value="0.009840196">
                <text:p>0.00984019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3493626">
                <text:p>0.03493626</text:p>
              </table:table-cell>
              <table:table-cell office:value-type="float" office:value="0.03280386">
                <text:p>0.03280386</text:p>
              </table:table-cell>
              <table:table-cell office:value-type="float" office:value="0.01959474">
                <text:p>0.0195947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7296034">
                <text:p>0.07296034</text:p>
              </table:table-cell>
              <table:table-cell office:value-type="float" office:value="0.07046048">
                <text:p>0.07046048</text:p>
              </table:table-cell>
              <table:table-cell office:value-type="float" office:value="0.03924604">
                <text:p>0.0392460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1483316">
                <text:p>0.1483316</text:p>
              </table:table-cell>
              <table:table-cell office:value-type="float" office:value="0.146545">
                <text:p>0.146545</text:p>
              </table:table-cell>
              <table:table-cell office:value-type="float" office:value="0.07766276">
                <text:p>0.0776627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3001834">
                <text:p>0.3001834</text:p>
              </table:table-cell>
              <table:table-cell office:value-type="float" office:value="0.308646">
                <text:p>0.308646</text:p>
              </table:table-cell>
              <table:table-cell office:value-type="float" office:value="0.15568">
                <text:p>0.1556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474359">
                <text:p>0.474359</text:p>
              </table:table-cell>
              <table:table-cell office:value-type="float" office:value="0.6350722">
                <text:p>0.6350722</text:p>
              </table:table-cell>
              <table:table-cell office:value-type="float" office:value="0.3112634">
                <text:p>0.311263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9616754">
                <text:p>0.9616754</text:p>
              </table:table-cell>
              <table:table-cell office:value-type="float" office:value="1.321828">
                <text:p>1.321828</text:p>
              </table:table-cell>
              <table:table-cell office:value-type="float" office:value="0.6230454">
                <text:p>0.623045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.958564">
                <text:p>1.958564</text:p>
              </table:table-cell>
              <table:table-cell office:value-type="float" office:value="2.769362">
                <text:p>2.769362</text:p>
              </table:table-cell>
              <table:table-cell office:value-type="float" office:value="1.293656">
                <text:p>1.29365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.241426">
                <text:p>4.241426</text:p>
              </table:table-cell>
              <table:table-cell office:value-type="float" office:value="5.762924">
                <text:p>5.762924</text:p>
              </table:table-cell>
              <table:table-cell office:value-type="float" office:value="2.573418">
                <text:p>2.573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